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5"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style:line-height-at-least="0.25in" fo:text-align="start" style:justify-single-word="false" style:text-autospace="none"/>
    </style:style>
    <style:style style:name="P7" style:family="paragraph" style:parent-style-name="Standard">
      <style:text-properties style:font-name="LucidaGrande"/>
    </style:style>
    <style:style style:name="P8"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style:font-name="Monaco1"/>
    </style:style>
    <style:style style:name="P1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1"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2"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3" style:family="paragraph" style:parent-style-name="Standard">
      <style:paragraph-properties fo:margin-top="0in" fo:margin-bottom="0.1665in" style:line-height-at-least="0.25in" fo:text-align="start" style:justify-single-word="false" style:text-autospace="none"/>
    </style:style>
    <style:style style:name="P14"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5"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6"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7"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0" style:family="paragraph" style:parent-style-name="Heading_20_2">
      <style:text-properties fo:font-size="16pt" fo:font-style="normal" style:font-size-asian="16pt" style:font-style-asian="normal" style:font-size-complex="16pt" style:font-style-complex="normal"/>
    </style:style>
    <style:style style:name="P21" style:family="paragraph" style:parent-style-name="Heading_20_2">
      <style:text-properties style:font-name="Monaco1" fo:font-size="16pt" style:font-size-asian="16pt" style:font-size-complex="16pt"/>
    </style:style>
    <style:style style:name="P22"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3"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4" style:family="paragraph" style:parent-style-name="Heading_20_1">
      <style:text-properties fo:font-weight="normal" style:font-weight-asian="normal" style:font-weight-complex="normal"/>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P26" style:family="paragraph" style:parent-style-name="Contents_20_1">
      <style:paragraph-properties>
        <style:tab-stops>
          <style:tab-stop style:position="6.6925in" style:type="right" style:leader-style="dotted" style:leader-text="."/>
        </style:tab-stops>
      </style:paragraph-properties>
    </style:style>
    <style:style style:name="P27"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T6" style:family="text">
      <style:text-properties fo:color="#2b2b2b" style:font-name="Monaco1" fo:font-size="12pt" style:font-name-asian="Monaco1" style:font-size-asian="12pt" style:font-name-complex="Monaco1" style:font-size-complex="12pt"/>
    </style:style>
    <style:style style:name="T7"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8"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9"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10"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1" style:family="text">
      <style:text-properties style:font-name="Monaco1"/>
    </style:style>
    <style:style style:name="T12" style:family="text">
      <style:text-properties style:font-name="Monaco1" fo:font-size="16pt" style:font-size-asian="16pt" style:font-size-complex="16pt"/>
    </style:style>
    <style:style style:name="T13"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4" style:family="text">
      <style:text-properties fo:font-size="18pt" style:font-size-asian="18pt" style:font-size-complex="18pt"/>
    </style:style>
    <style:style style:name="T15" style:family="text">
      <style:text-properties style:font-name="ArialMT" fo:font-size="15pt" fo:font-weight="bold" style:font-name-asian="ArialMT" style:font-size-asian="15pt" style:font-weight-asian="bold" style:font-name-complex="ArialMT" style:font-size-complex="1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8">Version 2.7</text:p>
      <text:p text:style-name="Standard"/>
      <text:p text:style-name="P7">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a xlink:type="simple" xlink:href="#1.DOMAssistant Core Module|outline" text:style-name="Internet_20_link" text:visited-style-name="Internet_20_link"><text:span text:style-name="Internet_20_link"/></text:a></text:p>
          <text:p text:style-name="P26"><text:a xlink:type="simple" xlink:href="#1.DOMAssistant Core Module|outline" text:style-name="Internet_20_link" text:visited-style-name="Internet_20_link">DOMAssistant Core Module</text:a><text:tab/>2</text:p>
          <text:p text:style-name="P25"><text:a xlink:type="simple" xlink:href="#1.1.&#10;$(cssSelector/elementReference)|outline" text:style-name="Internet_20_link" text:visited-style-name="Internet_20_link"><text:line-break/>$(cssSelector/elementReference)</text:a><text:tab/>2</text:p>
          <text:p text:style-name="P25"><text:a xlink:type="simple" xlink:href="#1.2.&#10;$$(elementId)|outline" text:style-name="Internet_20_link" text:visited-style-name="Internet_20_link"><text:line-break/>$$(elementId)</text:a><text:tab/>3</text:p>
          <text:p text:style-name="P25"><text:a xlink:type="simple" xlink:href="#1.3.&#10;cssSelect(cssSelector)&#10;|outline" text:style-name="Internet_20_link" text:visited-style-name="Internet_20_link"><text:line-break/>cssSelect(cssSelector)</text:a><text:tab/>3</text:p>
          <text:p text:style-name="P25"><text:a xlink:type="simple" xlink:href="#1.4.&#10;elmsByAttribute(attr, attrVal, tag)|outline" text:style-name="Internet_20_link" text:visited-style-name="Internet_20_link"><text:line-break/>elmsByAttribute(attr, attrVal, tag)</text:a><text:tab/>4</text:p>
          <text:p text:style-name="P25"><text:a xlink:type="simple" xlink:href="#1.5.elmsByTag(tag)|outline" text:style-name="Internet_20_link" text:visited-style-name="Internet_20_link"><text:span text:style-name="Internet_20_link"/></text:a></text:p>
          <text:p text:style-name="P25"><text:a xlink:type="simple" xlink:href="#1.5.elmsByTag(tag)|outline" text:style-name="Internet_20_link" text:visited-style-name="Internet_20_link">elmsByTag(tag)</text:a><text:tab/>5</text:p>
          <text:p text:style-name="P25"><text:a xlink:type="simple" xlink:href="#1.6.&#10;each(functionRef)|outline" text:style-name="Internet_20_link" text:visited-style-name="Internet_20_link"><text:line-break/>each(functionRef)</text:a><text:tab/>6</text:p>
          <text:p text:style-name="P25"><text:a xlink:type="simple" xlink:href="#1.7.first()|outline" text:style-name="Internet_20_link" text:visited-style-name="Internet_20_link"><text:span text:style-name="Internet_20_link"/></text:a></text:p>
          <text:p text:style-name="P25"><text:a xlink:type="simple" xlink:href="#1.7.first()|outline" text:style-name="Internet_20_link" text:visited-style-name="Internet_20_link">first()</text:a><text:tab/>6</text:p>
          <text:p text:style-name="P25"><text:a xlink:type="simple" xlink:href="#1.8.&#10;end()|outline" text:style-name="Internet_20_link" text:visited-style-name="Internet_20_link"><text:line-break/>end()</text:a><text:tab/>6</text:p>
          <text:p text:style-name="P26"><text:a xlink:type="simple" xlink:href="#2.DOMAssistantAJAX Module|outline" text:style-name="Internet_20_link" text:visited-style-name="Internet_20_link"><text:span text:style-name="Internet_20_link"/></text:a></text:p>
          <text:p text:style-name="P26"><text:a xlink:type="simple" xlink:href="#2.DOMAssistantAJAX Module|outline" text:style-name="Internet_20_link" text:visited-style-name="Internet_20_link">DOMAssistantAJAX Module</text:a><text:tab/>7</text:p>
          <text:p text:style-name="P25"><text:a xlink:type="simple" xlink:href="#2.1.get(url, callBack)|outline" text:style-name="Internet_20_link" text:visited-style-name="Internet_20_link"><text:span text:style-name="Internet_20_link"/></text:a></text:p>
          <text:p text:style-name="P25"><text:a xlink:type="simple" xlink:href="#2.1.get(url, callBack)|outline" text:style-name="Internet_20_link" text:visited-style-name="Internet_20_link">get(url, callBack)</text:a><text:tab/>7</text:p>
          <text:p text:style-name="P25"><text:a xlink:type="simple" xlink:href="#2.2.&#10;post(url, callBack)|outline" text:style-name="Internet_20_link" text:visited-style-name="Internet_20_link"><text:line-break/>post(url, callBack)</text:a><text:tab/>8</text:p>
          <text:p text:style-name="P25"><text:a xlink:type="simple" xlink:href="#2.3.&#10;load(url, add)|outline" text:style-name="Internet_20_link" text:visited-style-name="Internet_20_link"><text:line-break/>load(url, add)</text:a><text:tab/>8</text:p>
          <text:p text:style-name="P25"><text:a xlink:type="simple" xlink:href="#2.4.ajax(ajaxObject)|outline" text:style-name="Internet_20_link" text:visited-style-name="Internet_20_link"><text:span text:style-name="Internet_20_link"/></text:a></text:p>
          <text:p text:style-name="P25"><text:a xlink:type="simple" xlink:href="#2.4.ajax(ajaxObject)|outline" text:style-name="Internet_20_link" text:visited-style-name="Internet_20_link">ajax(ajaxObject)</text:a><text:tab/>9</text:p>
          <text:p text:style-name="P25"><text:a xlink:type="simple" xlink:href="#2.5.getReadyState()|outline" text:style-name="Internet_20_link" text:visited-style-name="Internet_20_link"><text:span text:style-name="Internet_20_link"/></text:a></text:p>
          <text:p text:style-name="P25"><text:a xlink:type="simple" xlink:href="#2.5.getReadyState()|outline" text:style-name="Internet_20_link" text:visited-style-name="Internet_20_link">getReadyState()</text:a><text:tab/>10</text:p>
          <text:p text:style-name="P25"><text:a xlink:type="simple" xlink:href="#2.6.&#10;getStatus()|outline" text:style-name="Internet_20_link" text:visited-style-name="Internet_20_link"><text:line-break/>getStatus()</text:a><text:tab/>10</text:p>
          <text:p text:style-name="P25"><text:a xlink:type="simple" xlink:href="#2.7.&#10;getStatusText()|outline" text:style-name="Internet_20_link" text:visited-style-name="Internet_20_link"><text:line-break/>getStatusText()</text:a><text:tab/>11</text:p>
          <text:p text:style-name="P26"><text:a xlink:type="simple" xlink:href="#3.DOMAssistantContent Module|outline" text:style-name="Internet_20_link" text:visited-style-name="Internet_20_link"><text:span text:style-name="Internet_20_link"/></text:a></text:p>
          <text:p text:style-name="P26"><text:a xlink:type="simple" xlink:href="#3.DOMAssistantContent Module|outline" text:style-name="Internet_20_link" text:visited-style-name="Internet_20_link">DOMAssistantContent Module</text:a><text:tab/>11</text:p>
          <text:p text:style-name="P25"><text:a xlink:type="simple" xlink:href="#3.1.prev()|outline" text:style-name="Internet_20_link" text:visited-style-name="Internet_20_link"><text:span text:style-name="Internet_20_link"/></text:a></text:p>
          <text:p text:style-name="P25"><text:soft-page-break/><text:a xlink:type="simple" xlink:href="#3.1.prev()|outline" text:style-name="Internet_20_link" text:visited-style-name="Internet_20_link">prev()</text:a><text:tab/>11</text:p>
          <text:p text:style-name="P25"><text:a xlink:type="simple" xlink:href="#3.2.&#10;next()|outline" text:style-name="Internet_20_link" text:visited-style-name="Internet_20_link"><text:line-break/>next()</text:a><text:tab/>12</text:p>
          <text:p text:style-name="P25"><text:a xlink:type="simple" xlink:href="#3.3.&#10;create(name, attr, append, content)|outline" text:style-name="Internet_20_link" text:visited-style-name="Internet_20_link"><text:line-break/>create(name, attr, append, content)</text:a><text:tab/>12</text:p>
          <text:p text:style-name="P25"><text:a xlink:type="simple" xlink:href="#3.4.&#10;setAttributes(attr)|outline" text:style-name="Internet_20_link" text:visited-style-name="Internet_20_link"><text:line-break/>setAttributes(attr)</text:a><text:tab/>13</text:p>
          <text:p text:style-name="P25"><text:a xlink:type="simple" xlink:href="#3.5.&#10;addContent(content)|outline" text:style-name="Internet_20_link" text:visited-style-name="Internet_20_link"><text:line-break/>addContent(content)</text:a><text:tab/>13</text:p>
          <text:p text:style-name="P25"><text:a xlink:type="simple" xlink:href="#3.6.&#10;replaceContent(newContent)|outline" text:style-name="Internet_20_link" text:visited-style-name="Internet_20_link"><text:line-break/>replaceContent(newContent)</text:a><text:tab/>14</text:p>
          <text:p text:style-name="P25"><text:a xlink:type="simple" xlink:href="#3.7.&#10;remove()|outline" text:style-name="Internet_20_link" text:visited-style-name="Internet_20_link"><text:line-break/>remove()</text:a><text:tab/>14</text:p>
          <text:p text:style-name="P26"><text:a xlink:type="simple" xlink:href="#4.DOMAssistantCSS Module|outline" text:style-name="Internet_20_link" text:visited-style-name="Internet_20_link"><text:span text:style-name="Internet_20_link"/></text:a></text:p>
          <text:p text:style-name="P26"><text:a xlink:type="simple" xlink:href="#4.DOMAssistantCSS Module|outline" text:style-name="Internet_20_link" text:visited-style-name="Internet_20_link">DOMAssistantCSS Module</text:a><text:tab/>15</text:p>
          <text:p text:style-name="P25"><text:a xlink:type="simple" xlink:href="#4.1.&#10;addClass(className)|outline" text:style-name="Internet_20_link" text:visited-style-name="Internet_20_link"><text:line-break/>addClass(className)</text:a><text:tab/>15</text:p>
          <text:p text:style-name="P25"><text:a xlink:type="simple" xlink:href="#4.2.&#10;removeClass(className)|outline" text:style-name="Internet_20_link" text:visited-style-name="Internet_20_link"><text:line-break/>removeClass(className)</text:a><text:tab/>15</text:p>
          <text:p text:style-name="P25"><text:a xlink:type="simple" xlink:href="#4.3.hasClass(className)|outline" text:style-name="Internet_20_link" text:visited-style-name="Internet_20_link"><text:span text:style-name="Internet_20_link"/></text:a></text:p>
          <text:p text:style-name="P25"><text:a xlink:type="simple" xlink:href="#4.3.hasClass(className)|outline" text:style-name="Internet_20_link" text:visited-style-name="Internet_20_link">hasClass(className)</text:a><text:tab/>16</text:p>
          <text:p text:style-name="P25"><text:a xlink:type="simple" xlink:href="#4.4.&#10;setStyle(style, value)|outline" text:style-name="Internet_20_link" text:visited-style-name="Internet_20_link"><text:line-break/>setStyle(style, value)</text:a><text:tab/>16</text:p>
          <text:p text:style-name="P25"><text:a xlink:type="simple" xlink:href="#4.5.getStyle(cssRule)|outline" text:style-name="Internet_20_link" text:visited-style-name="Internet_20_link"><text:span text:style-name="Internet_20_link"/></text:a></text:p>
          <text:p text:style-name="P25"><text:a xlink:type="simple" xlink:href="#4.5.getStyle(cssRule)|outline" text:style-name="Internet_20_link" text:visited-style-name="Internet_20_link">getStyle(cssRule)</text:a><text:tab/>17</text:p>
          <text:p text:style-name="P26"><text:a xlink:type="simple" xlink:href="#5.DOMAssistantEvents Module|outline" text:style-name="Internet_20_link" text:visited-style-name="Internet_20_link"><text:span text:style-name="Internet_20_link"/></text:a></text:p>
          <text:p text:style-name="P26"><text:a xlink:type="simple" xlink:href="#5.DOMAssistantEvents Module|outline" text:style-name="Internet_20_link" text:visited-style-name="Internet_20_link">DOMAssistantEvents Module</text:a><text:tab/>17</text:p>
          <text:p text:style-name="P25"><text:a xlink:type="simple" xlink:href="#5.1.&#10;addEvent(evt, func)|outline" text:style-name="Internet_20_link" text:visited-style-name="Internet_20_link"><text:line-break/>addEvent(evt, func)</text:a><text:tab/>17</text:p>
          <text:p text:style-name="P25"><text:a xlink:type="simple" xlink:href="#5.2.&#10;removeEvent(evt, func)|outline" text:style-name="Internet_20_link" text:visited-style-name="Internet_20_link"><text:line-break/>removeEvent(evt, func)</text:a><text:tab/>18</text:p>
          <text:p text:style-name="P25"><text:a xlink:type="simple" xlink:href="#5.3.&#10;preventDefault(evt)|outline" text:style-name="Internet_20_link" text:visited-style-name="Internet_20_link"><text:line-break/>preventDefault(evt)</text:a><text:tab/>18</text:p>
          <text:p text:style-name="P25"><text:a xlink:type="simple" xlink:href="#5.4.&#10;cancelBubble(evt)|outline" text:style-name="Internet_20_link" text:visited-style-name="Internet_20_link"><text:line-break/>cancelBubble(evt)</text:a><text:tab/>19</text:p>
          <text:p text:style-name="P26"><text:a xlink:type="simple" xlink:href="#6.DOMAssistantLoad Module|outline" text:style-name="Internet_20_link" text:visited-style-name="Internet_20_link"><text:span text:style-name="Internet_20_link"/></text:a></text:p>
          <text:p text:style-name="P26"><text:a xlink:type="simple" xlink:href="#6.DOMAssistantLoad Module|outline" text:style-name="Internet_20_link" text:visited-style-name="Internet_20_link">DOMAssistantLoad Module</text:a><text:tab/>19</text:p>
          <text:p text:style-name="P25"><text:a xlink:type="simple" xlink:href="#6.1.&#10;DOMReady()|outline" text:style-name="Internet_20_link" text:visited-style-name="Internet_20_link"><text:line-break/>DOMReady()</text:a><text:tab/>20</text:p>
          <text:p text:style-name="P25"><text:a xlink:type="simple" xlink:href="#6.2.setErrorHandling()|outline" text:style-name="Internet_20_link" text:visited-style-name="Internet_20_link"><text:span text:style-name="Internet_20_link"/></text:a></text:p>
          <text:p text:style-name="P25"><text:a xlink:type="simple" xlink:href="#6.2.setErrorHandling()|outline" text:style-name="Internet_20_link" text:visited-style-name="Internet_20_link">setErrorHandling()</text:a><text:tab/>20</text:p>
          <text:p text:style-name="P26"><text:a xlink:type="simple" xlink:href="#7.Supported CSS Selectors (CSS 1, CSS 2, CSS 3)|outline" text:style-name="Internet_20_link" text:visited-style-name="Internet_20_link"><text:span text:style-name="Internet_20_link"/></text:a></text:p>
          <text:p text:style-name="P26"><text:a xlink:type="simple" xlink:href="#7.Supported CSS Selectors (CSS 1, CSS 2, CSS 3)|outline" text:style-name="Internet_20_link" text:visited-style-name="Internet_20_link">Supported CSS Selectors (CSS 1, CSS 2, CSS 3)</text:a><text:tab/>21</text:p>
          <text:p text:style-name="P26"/>
        </text:index-body>
      </text:table-of-content>
      <text:p text:style-name="Standard"/>
      <text:h text:style-name="P23" text:outline-level="1">DOMAssistant Core Module</text:h>
      <text:p text:style-name="Standard"><text:span text:style-name="T1"><text:line-break/></text:span><text:span text:style-name="T3">The DOMAssistant Core module is required and it lays the groundwork for all </text:span><text:soft-page-break/><text:span text:style-name="T3">DOMAssistant functionality. It consists of core functionality and a few important methods to work with.</text:span></text:p>
      <text:h text:style-name="Heading_20_2" text:outline-level="2"><text:line-break/><text:span text:style-name="T12">$(cssSelector/elementReference)</text:span></text:h>
      <text:p text:style-name="P13"><text:span text:style-name="T3">The $ method is used to get a reference to one or several elements. It supports a </text:span><text:a xlink:type="simple" xlink:href="http://www.domassistant.com/documentation/css-selectors.php"><text:span text:style-name="T10">CSS selector</text:span></text:a><text:span text:style-name="T3"> as a string, an already established element reference. It will return the matching element(s) with all the extra DOMAssistant methods applied. A call of any of those methods will fail silently, if the </text:span><text:span text:style-name="T6">$</text:span><text:span text:style-name="T3"> method returned an empty array.</text:span></text:p>
      <text:p text:style-name="P18">Parameters<text:line-break/><text:span text:style-name="T4">Send in a CSS selector or an object reference.</text:span></text:p>
      <text:p text:style-name="P11"><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8">Example calls</text:p>
      <text:p text:style-name="P15">$("#container input[type=text]");</text:p>
      <text:p text:style-name="P15">$("#navigation a");</text:p>
      <text:p text:style-name="P15">$("#news-list");</text:p>
      <text:p text:style-name="P15">$("#container", "#navigation .important-item", "#content");</text:p>
      <text:p text:style-name="P15">$(document.body);</text:p>
      <text:h text:style-name="P21" text:outline-level="2"><text:line-break/>$$(elementId)</text:h>
      <text:p text:style-name="P10">The $$ method is used to get a quick reference to one element, just like document.getElementById. It will return a direct reference to the found DOM element, with all the DOMAssistant methods applied to it.</text:p>
      <text:p text:style-name="P10">Contrary to the &lt;code&gt;$&lt;/code&gt; method, if the &lt;code&gt;$$&lt;/code&gt; method didn't return any match, it will throw an error if you try to call any method on it.</text:p>
      <text:p text:style-name="P18">Parameters<text:line-break/><text:soft-page-break/><text:span text:style-name="T4">Send in the id of the element you're looking for.</text:span></text:p>
      <text:p text:style-name="P11"><text:span text:style-name="T2">Return value<text:line-break/></text:span>Returns a DOM reference.</text:p>
      <text:p text:style-name="P18">Example calls</text:p>
      <text:p text:style-name="P16">$$("container");</text:p>
      <text:p text:style-name="P9">$$("navigation");</text:p>
      <text:h text:style-name="P22" text:outline-level="2"><text:line-break/>cssSelect(cssSelector)<text:line-break/></text:h>
      <text:p text:style-name="P11">Intended to be used on existing object references, to use a CSS selector to find children element(s) of the current object.</text:p>
      <text:p text:style-name="P18">Parameters</text:p>
      <text:p text:style-name="P2">cssSelector</text:p>
      <text:p text:style-name="P1">Used to select elements. Required.<text:span text:style-name="T15"><text:line-break/></text:span></text:p>
      <text:p text:style-name="P11"><text:span text:style-name="T2">Return value<text:line-break/><text:line-break/></text:span>All calls return an array of element references.</text:p>
      <text:p text:style-name="P18">Example calls</text:p>
      <text:p text:style-name="P12">$(document).cssSelect(".mandatory");</text:p>
      <text:p text:style-name="P12">$$(DOMElementReference).cssSelect(".important[type=test]");</text:p>
      <text:p text:style-name="P14"><text:line-break/>elmsByClass(className, tag)</text:p>
      <text:p text:style-name="P13"><text:span text:style-name="T4">For getting elements based on their </text:span><text:span text:style-name="T7">className</text:span><text:span text:style-name="T4">. The method has a required parameter which is the desired </text:span><text:span text:style-name="T7">className</text:span><text:span text:style-name="T4">, and one optional if you want to limit the search to a certain tag.</text:span></text:p>
      <text:p text:style-name="P18">Parameters</text:p>
      <text:p text:style-name="P2">className</text:p>
      <text:p text:style-name="P1"><text:soft-page-break/>Class name to search for. Required.</text:p>
      <text:p text:style-name="P2"><text:line-break/>tag</text:p>
      <text:p text:style-name="P1">Only search elements that have this tag name. Optional.</text:p>
      <text:p text:style-name="P18"><text:line-break/>Return value</text:p>
      <text:p text:style-name="P11">All calls return an array of element references.</text:p>
      <text:p text:style-name="P18">Example calls</text:p>
      <text:p text:style-name="P12">$("#container").elmsByClass("mandatory");</text:p>
      <text:p text:style-name="P12">$$("container").elmsByClass("external-link", "a");</text:p>
      <text:h text:style-name="Heading_20_2" text:outline-level="2"><text:line-break/><text:span text:style-name="T13">elmsByAttribute(attr, attrVal, tag)</text:span></text:h>
      <text:p text:style-name="P11">For getting elements based on if they have a certain attribute. You can also specify if that attribute should have a speific value and if you want to limit the search to a certain tag. Only the first parameter specifying the attribute is required.</text:p>
      <text:p text:style-name="P18">Parameters</text:p>
      <text:p text:style-name="P2">attr</text:p>
      <text:p text:style-name="P1">Attribute name to look for. Required.</text:p>
      <text:p text:style-name="P2"><text:line-break/>attrVal</text:p>
      <text:p text:style-name="P6"><text:span text:style-name="T4">Value that the desired attribute has to have. Optional. Use wildcard character ("*") if you want any attribute value but still want to specify </text:span><text:span text:style-name="T7">tag</text:span><text:span text:style-name="T4">.</text:span></text:p>
      <text:p text:style-name="P2"><text:line-break/>tag</text:p>
      <text:p text:style-name="P1">Only search elements that have this tag name. Optional.</text:p>
      <text:p text:style-name="P18"/>
      <text:p text:style-name="P11"><text:span text:style-name="T2">Return value<text:line-break/><text:line-break/></text:span>All calls return an array of element references.</text:p>
      <text:p text:style-name="P18">Example calls</text:p>
      <text:p text:style-name="P12"><text:soft-page-break/>$("#container").elmsByAttribute("href");</text:p>
      <text:p text:style-name="P12">$$("container").elmsByAttribute("name", "subscription");</text:p>
      <text:p text:style-name="P3">$$("container").elmsByAttribute("type", "text", "input");<text:line-break/></text:p>
      <text:h text:style-name="P22" text:outline-level="2">elmsByTag(tag)</text:h>
      <text:p text:style-name="P13"><text:span text:style-name="T4">For getting elements based on their </text:span><text:span text:style-name="T7">tag</text:span><text:span text:style-name="T4">, i.e. what element it is. The method has one required parameter which is the name of the desired </text:span><text:span text:style-name="T7">tag</text:span><text:span text:style-name="T4">.</text:span></text:p>
      <text:p text:style-name="P18">Return value</text:p>
      <text:p text:style-name="P11">All calls return an array of element references.</text:p>
      <text:p text:style-name="P18">Parameters</text:p>
      <text:p text:style-name="P2">tag</text:p>
      <text:p text:style-name="P1">Tag name to search for. Required.</text:p>
      <text:p text:style-name="P18"><text:line-break/>Example calls</text:p>
      <text:p text:style-name="P12">$$("container").elmsByTag("input");</text:p>
      <text:h text:style-name="Heading_20_2" text:outline-level="2"><text:line-break/><text:span text:style-name="T13">each(functionRef)</text:span></text:h>
      <text:p text:style-name="P11">For running a function on each of the items in a returned array element reference collection.</text:p>
      <text:p text:style-name="P18">Return value</text:p>
      <text:p text:style-name="P11">All calls return either a single element reference or an array of element references.</text:p>
      <text:p text:style-name="P18">Parameters</text:p>
      <text:p text:style-name="P2">functionRef</text:p>
      <text:p text:style-name="P1">Function which will be called for each item in the array of elements it's called on. Can be an anonymous function or a function reference.</text:p>
      <text:p text:style-name="P18"><text:line-break/>Example calls</text:p>
      <text:p text:style-name="P12">$("#navigation a").each(function () {<text:line-break/><text:soft-page-break/><text:tab/> // Do some JavaScript magic }<text:line-break/>);</text:p>
      <text:h text:style-name="P22" text:outline-level="2">first()</text:h>
      <text:p text:style-name="P11">To get a reference to the first match in a collection<text:span text:style-name="T3">.</text:span></text:p>
      <text:p text:style-name="P18">Return value</text:p>
      <text:p text:style-name="P11">Returns a reference to the first element match in a collection, with the <text:span text:style-name="T3">DOMAssistant methods applied.</text:span></text:p>
      <text:p text:style-name="P18">Parameters</text:p>
      <text:p text:style-name="P11">None</text:p>
      <text:p text:style-name="P18"><text:line-break/>Example calls</text:p>
      <text:p text:style-name="P12">$("#navigation a").first();</text:p>
      <text:h text:style-name="P22" text:outline-level="2"><text:line-break/>end()</text:h>
      <text:p text:style-name="P11">To step one step up in the currect chaining context.</text:p>
      <text:p text:style-name="P18">Return value</text:p>
      <text:p text:style-name="P11">Returns a value to the previous element set in the chain.</text:p>
      <text:p text:style-name="P18">Parameters</text:p>
      <text:p text:style-name="P1">None</text:p>
      <text:p text:style-name="P18"><text:line-break/>Example calls</text:p>
      <text:p text:style-name="P12">// Returns a reference to the a elements<text:line-break/>$("#navigation a").create(<text:span text:style-name="T7">"span", null, true</text:span>).end();</text:p>
      <text:h text:style-name="P24" text:outline-level="1">DOMAssistantAJAX Module</text:h>
      <text:p text:style-name="P10">The DOMAssistantAJAX module offers basic AJAX interaction for retrieving data from a <text:soft-page-break/>URL and then passing on the returned content to any function, or load the content into an element.</text:p>
      <text:h text:style-name="P20" text:outline-level="2">get(url, callBack)</text:h>
      <text:p text:style-name="P13"><text:span text:style-name="T3">Makes a GET request to the specified URL and calls the set callBack function. The first parameter of the then called callBack function will be the </text:span><text:span text:style-name="T6">responseText</text:span><text:span text:style-name="T3"> of the AJAX call. If this method is called on an element, the callBack function context will be the element, i.e. the keyword </text:span><text:span text:style-name="T6">this</text:span><text:span text:style-name="T3"> will refer to the element which called the </text:span><text:span text:style-name="T6">get</text:span><text:span text:style-name="T3"> method in the first place.</text:span></text:p>
      <text:p text:style-name="P18">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8"><text:line-break/>Return value</text:p>
      <text:p text:style-name="P11"><text:span text:style-name="T4">Element which called the method</text:span>.</text:p>
      <text:p text:style-name="P18">Example calls</text:p>
      <text:p text:style-name="P12">$("news").get("news.php", insertNews);</text:p>
      <text:p text:style-name="P12">DOMAssistant.AJAX.get("my-url.aspx", callbackFunctionName);</text:p>
      <text:h text:style-name="Heading_20_2" text:outline-level="2"><text:line-break/>post(url, callBack)</text:h>
      <text:p text:style-name="P13"><text:span text:style-name="T4">Makes a POST request to the specified URL and calls the set callBack function. The first parameter of the then called callBack function will be the </text:span><text:span text:style-name="T7">responseText</text:span><text:span text:style-name="T4"> of the AJAX call. If this method is called on an element, the callBack function context will be the element, i.e. the keyword </text:span><text:span text:style-name="T7">this</text:span><text:span text:style-name="T4"> will refer to the element which called the </text:span><text:span text:style-name="T7">post</text:span><text:span text:style-name="T4"> method in the first place.</text:span></text:p>
      <text:p text:style-name="P18">Parameters</text:p>
      <text:p text:style-name="P2"><text:soft-page-break/>url</text:p>
      <text:p text:style-name="P1">URL to make an AJAX call to. Required.</text:p>
      <text:p text:style-name="P2"><text:line-break/>callBack</text:p>
      <text:p text:style-name="P1">Function name or anonymous function to call when the AJAX request is complete. Optional.</text:p>
      <text:p text:style-name="P18"><text:line-break/>Return value</text:p>
      <text:p text:style-name="P11"><text:span text:style-name="T4">Element which called the method</text:span>.</text:p>
      <text:p text:style-name="P18">Example calls</text:p>
      <text:p text:style-name="P12">$("news").post("news.php?value=true", insertNews);</text:p>
      <text:p text:style-name="P12">DOMAssistant.AJAX.post("my-url.aspx?number=10", callbackFunctionName);</text:p>
      <text:h text:style-name="Heading_20_2" text:outline-level="2"><text:line-break/>load(url, add)</text:h>
      <text:p text:style-name="P11">Makes a request to the specified URL and loads the returned content into the element which the method is called on.</text:p>
      <text:p text:style-name="P18">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8"><text:line-break/>Return value</text:p>
      <text:p text:style-name="P11"><text:span text:style-name="T4">Element which called the method</text:span>.</text:p>
      <text:p text:style-name="P18">Example calls</text:p>
      <text:p text:style-name="P12">$("directions").load("maps.php");</text:p>
      <text:p text:style-name="P12"><text:soft-page-break/>$("contacts").load("staff.aspx", <text:span text:style-name="T7">true</text:span>);</text:p>
      <text:p text:style-name="P5"/>
      <text:h text:style-name="Heading_20_2" text:outline-level="2">ajax(ajaxObject)</text:h>
      <text:p text:style-name="P11">A general-purpose method of doing more advanced AJAX calls where parameters are set manually.<text:line-break/><text:line-break/><text:span text:style-name="T2">Parameters<text:line-break/><text:line-break/></text:span><text:span text:style-name="T5">ajaxObject</text:span></text:p>
      <text:p text:style-name="P1">A JavaScript object with different paramets set. Available parameters are: </text:p>
      <text:p text:style-name="P1"/>
      <text:list text:style-name="L1">
        <text:list-item>
          <text:p text:style-name="P27">url</text:p>
        </text:list-item>
        <text:list-item>
          <text:p text:style-name="P27">method (<text:span text:style-name="T7">"</text:span>GET<text:span text:style-name="T7">"</text:span> or <text:span text:style-name="T7">"</text:span>POST<text:span text:style-name="T7">"</text:span>)</text:p>
        </text:list-item>
        <text:list-item>
          <text:p text:style-name="P27">params</text:p>
        </text:list-item>
        <text:list-item>
          <text:p text:style-name="P27">callback (function reference)</text:p>
        </text:list-item>
        <text:list-item>
          <text:p text:style-name="P27">headers</text:p>
        </text:list-item>
        <text:list-item>
          <text:p text:style-name="P27">responseType (<text:span text:style-name="T7">"</text:span>text<text:span text:style-name="T7">"</text:span> or <text:span text:style-name="T7">"</text:span>xml<text:span text:style-name="T7">"</text:span>)</text:p>
        </text:list-item>
        <text:list-item>
          <text:p text:style-name="P27"/>
        </text:list-item>
      </text:list>
      <text:p text:style-name="P1">The object is required, but out of the parameters, only url is mandatory. If not filled in, it defaults to a GET request with responseType <text:span text:style-name="T7">"text".</text:span></text:p>
      <text:p text:style-name="P4"><text:line-break/>Return value</text:p>
      <text:p text:style-name="P11"><text:span text:style-name="T4">Element which called the method</text:span>.</text:p>
      <text:p text:style-name="P18">Example calls</text:p>
      <text:p text:style-name="P12"><text:span text:style-name="T7">$("#container").ajax({<text:line-break/><text:tab/>url: "ajax.php",<text:line-break/><text:tab/>method: "POST",<text:line-break/><text:tab/>params : "name=DOMAssistant",<text:line-break/><text:tab/>callback: functionReference,<text:line-break/><text:tab/>headers : {<text:line-break/><text:tab/><text:tab/>"Content-type" : "application/x-www-form-urlencoded"<text:line-break/><text:tab/>},<text:line-break/><text:tab/>responseType : "text"</text:span><text:line-break/><text:span text:style-name="T7">});</text:span></text:p>
      <text:h text:style-name="Heading_20_2" text:outline-level="2"><text:soft-page-break/>getReadyState()</text:h>
      <text:p text:style-name="P13"><text:span text:style-name="T4">Helper method to check the current </text:span><text:span text:style-name="T7">readyState</text:span><text:span text:style-name="T4"> of the XMLHttpRequest.</text:span></text:p>
      <text:p text:style-name="P18">Parameters</text:p>
      <text:p text:style-name="P11">None</text:p>
      <text:p text:style-name="P18">Return value</text:p>
      <text:p text:style-name="P11">Integer.</text:p>
      <text:p text:style-name="P19">0 = uninitialized</text:p>
      <text:p text:style-name="P19">1 = loading</text:p>
      <text:p text:style-name="P19">2 = loaded</text:p>
      <text:p text:style-name="P19">3 = interactive</text:p>
      <text:p text:style-name="P19">4 = complete</text:p>
      <text:p text:style-name="P18"><text:line-break/>Example calls</text:p>
      <text:p text:style-name="P12">DOMAssistant.AJAX.getReadyState();</text:p>
      <text:h text:style-name="Heading_20_2" text:outline-level="2"><text:line-break/>getStatus()</text:h>
      <text:p text:style-name="P13"><text:span text:style-name="T4">Helper method to check the current </text:span><text:span text:style-name="T7">status</text:span><text:span text:style-name="T4"> of the XMLHttpRequest.</text:span></text:p>
      <text:p text:style-name="P18">Parameters</text:p>
      <text:p text:style-name="P11">None</text:p>
      <text:p text:style-name="P18">Return value</text:p>
      <text:p text:style-name="P11">Integer. Examples are 200 for Ok and 404 for not found.</text:p>
      <text:p text:style-name="P18">Example calls</text:p>
      <text:p text:style-name="P12">DOMAssistant.AJAX.getStatus();</text:p>
      <text:h text:style-name="Heading_20_2" text:outline-level="2"><text:line-break/>getStatusText()</text:h>
      <text:p text:style-name="P13"><text:span text:style-name="T4">Helper method to check the current </text:span><text:span text:style-name="T7">status text </text:span><text:span text:style-name="T4">of the XMLHttpRequest.</text:span></text:p>
      <text:p text:style-name="P18"><text:soft-page-break/>Parameters</text:p>
      <text:p text:style-name="P11">None</text:p>
      <text:p text:style-name="P18">Return value</text:p>
      <text:p text:style-name="P11">String. The text accompanying the status code.</text:p>
      <text:p text:style-name="P18">Example calls</text:p>
      <text:p text:style-name="P12">DOMAssistant.AJAX.getStatusText();</text:p>
      <text:p text:style-name="P12"/>
      <text:h text:style-name="P24" text:outline-level="1">DOMAssistantContent Module</text:h>
      <text:p text:style-name="P10">The DOMAssistantContent module offers various methods for adding and removing content and elements to the page.</text:p>
      <text:h text:style-name="Heading_20_2" text:outline-level="2">prev()</text:h>
      <text:p text:style-name="P10">Gets a reference to the previous HTML element, automatically bypassing any text nodes that might in between.</text:p>
      <text:p text:style-name="P18">Parameters</text:p>
      <text:p text:style-name="P11">None.</text:p>
      <text:p text:style-name="P18">Return value</text:p>
      <text:p text:style-name="P11">Element's previous sibling element.</text:p>
      <text:p text:style-name="P18">Example calls</text:p>
      <text:p text:style-name="P12">$("container").prev();</text:p>
      <text:h text:style-name="Heading_20_2" text:outline-level="2"><text:line-break/>next()</text:h>
      <text:p text:style-name="P11">Gets a reference to the next HTML element, automatically bypassing any text nodes that might in between.</text:p>
      <text:p text:style-name="P18"><text:soft-page-break/>Parameters</text:p>
      <text:p text:style-name="P11">None.</text:p>
      <text:p text:style-name="P18">Return value</text:p>
      <text:p text:style-name="P11">Element's next sibling element.</text:p>
      <text:p text:style-name="P18">Example calls</text:p>
      <text:p text:style-name="P12">$("container").next();</text:p>
      <text:h text:style-name="Heading_20_2" text:outline-level="2"><text:line-break/>create(name, attr, append, content)</text:h>
      <text:p text:style-name="P11">Creates an element, and optionally sets attributes on it, appends it to the current element and adds content to it.</text:p>
      <text:p text:style-name="P18">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8"><text:line-break/>Return value</text:p>
      <text:p text:style-name="P11">Element created by the method.</text:p>
      <text:p text:style-name="P18">Example calls</text:p>
      <text:p text:style-name="P12">$("container").create("div");</text:p>
      <text:p text:style-name="P12">$("container").create("div", { id : "my-div", className : "my-class" <text:soft-page-break/>});</text:p>
      <text:p text:style-name="P12">$("container").create("div", null, false, "Hello!");</text:p>
      <text:p text:style-name="P12">$("container").create("div", { id : "my-div", className : "my-class" }, true, "Hi there!");</text:p>
      <text:h text:style-name="Heading_20_2" text:outline-level="2"><text:line-break/>setAttributes(attr)</text:h>
      <text:p text:style-name="P11">Sets attributes on the current element.</text:p>
      <text:p text:style-name="P18">Parameters</text:p>
      <text:p text:style-name="P2">attr</text:p>
      <text:p text:style-name="P1">An object containing attributes and their values. Required.</text:p>
      <text:p text:style-name="P18"/>
      <text:p text:style-name="P18">Return value</text:p>
      <text:p text:style-name="P11">Element which called the method.</text:p>
      <text:p text:style-name="P18">Example calls</text:p>
      <text:p text:style-name="P12">$("container").setAttributes({ id : "my-div", className : "my-class" });</text:p>
      <text:h text:style-name="Heading_20_2" text:outline-level="2"><text:line-break/>addContent(content)</text:h>
      <text:p text:style-name="P11">Adds content to the current element.</text:p>
      <text:p text:style-name="P18">Parameters</text:p>
      <text:p text:style-name="P2">content</text:p>
      <text:p text:style-name="P6"><text:span text:style-name="T4">Can either be a string, which will then be applied using </text:span><text:span text:style-name="T7">innerHTML</text:span><text:span text:style-name="T4">, or an HTML object that will be applied using </text:span><text:span text:style-name="T7">appendChild</text:span><text:span text:style-name="T4">.</text:span></text:p>
      <text:p text:style-name="P18"><text:line-break/>Return value</text:p>
      <text:p text:style-name="P11">Element which called the method.</text:p>
      <text:p text:style-name="P18">Example calls</text:p>
      <text:p text:style-name="P12"><text:soft-page-break/>$("container").addContent("&lt;p&gt;A new paragraph&lt;/p&gt;");</text:p>
      <text:p text:style-name="P12">$("container").addContent(document.createElement("p"));</text:p>
      <text:h text:style-name="Heading_20_2" text:outline-level="2"><text:line-break/>replaceContent(newContent)</text:h>
      <text:p text:style-name="P11">Replaces the content of the current element with new content.</text:p>
      <text:p text:style-name="P18">Parameters</text:p>
      <text:p text:style-name="P2">newContent</text:p>
      <text:p text:style-name="P6"><text:span text:style-name="T4">Can either be a string, which will then be applied using </text:span><text:span text:style-name="T7">innerHTML</text:span><text:span text:style-name="T4">, or a HTML object that will be applied using </text:span><text:span text:style-name="T7">appendChild</text:span><text:span text:style-name="T4">.</text:span></text:p>
      <text:p text:style-name="P18"><text:line-break/>Return value</text:p>
      <text:p text:style-name="P11">Element which called the method.</text:p>
      <text:p text:style-name="P18">Example calls</text:p>
      <text:p text:style-name="P12">$("container").replaceContent("&lt;p&gt;A new paragraph&lt;/p&gt;");</text:p>
      <text:p text:style-name="P12">$("container").replaceContent(document.createElement("p"));</text:p>
      <text:h text:style-name="Heading_20_2" text:outline-level="2"><text:line-break/>remove()</text:h>
      <text:p text:style-name="P11">Removes the current element.</text:p>
      <text:p text:style-name="P18">Parameters</text:p>
      <text:p text:style-name="P11">None.</text:p>
      <text:p text:style-name="P18">Return value</text:p>
      <text:p text:style-name="P11">Null.</text:p>
      <text:p text:style-name="P18">Example calls</text:p>
      <text:p text:style-name="P12">$("container").remove();</text:p>
      <text:p text:style-name="P12"/>
      <text:h text:style-name="P24" text:outline-level="1"><text:soft-page-break/>DOMAssistantCSS Module</text:h>
      <text:p text:style-name="P10">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10">Adds a class name to the current element, unless it already exists.</text:p>
      <text:p text:style-name="P18">Parameters</text:p>
      <text:p text:style-name="P2">className</text:p>
      <text:p text:style-name="P1">Desired class name to be added. Required.</text:p>
      <text:p text:style-name="P18"><text:line-break/>Return value</text:p>
      <text:p text:style-name="P11">Element which called the method.</text:p>
      <text:p text:style-name="P18">Example calls</text:p>
      <text:p text:style-name="P12">$("container").addClass("selected");</text:p>
      <text:h text:style-name="Heading_20_2" text:outline-level="2"><text:line-break/>removeClass(className)</text:h>
      <text:p text:style-name="P11">Removes a class name from the current element.</text:p>
      <text:p text:style-name="P18">Parameters</text:p>
      <text:p text:style-name="P2">className</text:p>
      <text:p text:style-name="P1">Desired class name to remove. Required.</text:p>
      <text:p text:style-name="P18"><text:line-break/>Return value</text:p>
      <text:p text:style-name="P11">Element which called the method.</text:p>
      <text:p text:style-name="P18">Example calls</text:p>
      <text:p text:style-name="P12">$("container").removeClass("selected");</text:p>
      <text:h text:style-name="Heading_20_2" text:outline-level="2"><text:soft-page-break/>hasClass(className)</text:h>
      <text:p text:style-name="P11">Checks whether the current element has a certain class name.</text:p>
      <text:p text:style-name="P18">Parameters</text:p>
      <text:p text:style-name="P2">className</text:p>
      <text:p text:style-name="P1">Class name to check if it exists on the current element. Required.</text:p>
      <text:p text:style-name="P18"><text:line-break/>Return value</text:p>
      <text:p text:style-name="P11">Boolean. Whether the element has the requested class or not.</text:p>
      <text:p text:style-name="P18">Example calls</text:p>
      <text:p text:style-name="P3">$("container").hasClass("selected");</text:p>
      <text:h text:style-name="Heading_20_2" text:outline-level="2"><text:line-break/>setStyle(style, value)</text:h>
      <text:p text:style-name="P13"><text:span text:style-name="T4">Sets one or several styles inline of an element. Note: it uses CSS syntax instead of JavaScript property syntax. I.e. </text:span><text:span text:style-name="T7">background-color</text:span><text:span text:style-name="T4"> instead of </text:span><text:span text:style-name="T7">backgroundColor</text:span><text:span text:style-name="T4"> etc.</text:span></text:p>
      <text:p text:style-name="P18">Parameters</text:p>
      <text:p text:style-name="P2">style</text:p>
      <text:p text:style-name="P6"><text:span text:style-name="T4">CSS property to set. Can be a string, and is then used in conjunction with the </text:span><text:span text:style-name="T8">value</text:span><text:span text:style-name="T9">, or as an object with several style values</text:span><text:span text:style-name="T4">. Required.</text:span></text:p>
      <text:p text:style-name="P1"/>
      <text:p text:style-name="P2">value</text:p>
      <text:p text:style-name="P6"><text:span text:style-name="T4">The value of the desired style, if the </text:span><text:span text:style-name="T8">style</text:span><text:span text:style-name="T4"> parameter is a string. Optional.</text:span></text:p>
      <text:p text:style-name="P18"><text:line-break/>Return value</text:p>
      <text:p text:style-name="P11">Element which called the method.</text:p>
      <text:p text:style-name="P18">Example calls</text:p>
      <text:p text:style-name="P3">$("#container").setStyle("border", "10px solid red");<text:line-break/></text:p>
      <text:p text:style-name="Standard"><text:span text:style-name="T7">$("#container").setStyle({<text:line-break/><text:tab/>background : "#ffffa2",<text:line-break/><text:tab/>color : "#f00"<text:line-break/>});</text:span><text:line-break/><text:soft-page-break/></text:p>
      <text:h text:style-name="Heading_20_2" text:outline-level="2">getStyle(cssRule)</text:h>
      <text:p text:style-name="P13"><text:span text:style-name="T4">Gets the rendered style for a certain CSS property on the current element, no matter if it was applied inline or from an external stylesheet. Note: make sure to look for the specific property instead of general ones. I.e. </text:span><text:span text:style-name="T7">background-color</text:span><text:span text:style-name="T4"> instead of </text:span><text:span text:style-name="T7">background</text:span><text:span text:style-name="T4"> etc.</text:span></text:p>
      <text:p text:style-name="P18">Parameters</text:p>
      <text:p text:style-name="P2">cssRule</text:p>
      <text:p text:style-name="P6"><text:span text:style-name="T4">CSS property to check value of. Use CSS syntax for the property, i.e. </text:span><text:span text:style-name="T7">background-color</text:span><text:span text:style-name="T4"> instead of </text:span><text:span text:style-name="T7">backgroundColor</text:span><text:span text:style-name="T4">. Required.</text:span></text:p>
      <text:p text:style-name="P18"><text:line-break/>Return value</text:p>
      <text:p text:style-name="P11">String. The value of the requested style.</text:p>
      <text:p text:style-name="P18">Example calls</text:p>
      <text:p text:style-name="P12">$("container").getStyle("background-color");</text:p>
      <text:p text:style-name="P12"/>
      <text:h text:style-name="P24" text:outline-level="1">DOMAssistantEvents Module</text:h>
      <text:p text:style-name="P10">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3"><text:span text:style-name="T3">Adds an event handler to the current element. Multiple event handlers are supported, and the receiving funtion will have an event object reference and a </text:span><text:span text:style-name="T6">this</text:span><text:span text:style-name="T3"> reference to the element it occurred on, no matter what web browser. For accessibility reasons, please make sure to only apply click events to elements that can handle them without JavaScript enabled.</text:span></text:p>
      <text:p text:style-name="P18">Parameters</text:p>
      <text:p text:style-name="P2"><text:soft-page-break/>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8"><text:line-break/>Return value</text:p>
      <text:p text:style-name="P11">Element which called the method.</text:p>
      <text:p text:style-name="P18">Example calls</text:p>
      <text:p text:style-name="P12">$("container").addEvent("click", getListing);</text:p>
      <text:p text:style-name="P12">$("container").addEvent("click", function (){ alert("Hello darling!"); });</text:p>
      <text:h text:style-name="Heading_20_2" text:outline-level="2"><text:line-break/>removeEvent(evt, func)</text:h>
      <text:p text:style-name="P11">Removes an event handler from the current element. Works only for function references, and not anonymous functions.</text:p>
      <text:p text:style-name="P18">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8"><text:line-break/>Return value</text:p>
      <text:p text:style-name="P11">Element which called the method.</text:p>
      <text:p text:style-name="P18">Example calls</text:p>
      <text:p text:style-name="P12">$("container").removeEvent("click", getListing);</text:p>
      <text:h text:style-name="Heading_20_2" text:outline-level="2"><text:soft-page-break/><text:line-break/>preventDefault(evt)</text:h>
      <text:p text:style-name="P11">Prevents the default action of an event. Can be called from any function, and is not a method of any element.</text:p>
      <text:p text:style-name="P18">Parameters</text:p>
      <text:p text:style-name="P2">evt</text:p>
      <text:p text:style-name="P1">Event to prevent the default action of.</text:p>
      <text:p text:style-name="P18"><text:line-break/>Return value</text:p>
      <text:p text:style-name="P11">None.</text:p>
      <text:p text:style-name="P18">Example calls</text:p>
      <text:p text:style-name="P12">DOMAssistant.preventDefault(eventReference);</text:p>
      <text:h text:style-name="Heading_20_2" text:outline-level="2"><text:line-break/>cancelBubble(evt)</text:h>
      <text:p text:style-name="P11">Cancels the bubbling of an event. Can be called from any function, and is not a method of any element.</text:p>
      <text:p text:style-name="P18">Parameters</text:p>
      <text:p text:style-name="P2">evt</text:p>
      <text:p text:style-name="P1">Event to cancel the bubbling of.</text:p>
      <text:p text:style-name="P18"><text:line-break/>Return value</text:p>
      <text:p text:style-name="P11">None.</text:p>
      <text:p text:style-name="P18">Example calls</text:p>
      <text:p text:style-name="P12">DOMAssistant.cancelBubble(eventReference);</text:p>
      <text:p text:style-name="P12"/>
      <text:h text:style-name="P24" text:outline-level="1"><text:soft-page-break/>DOMAssistantLoad Module</text:h>
      <text:p text:style-name="P13"><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10">window.onload (again)</text:span></text:a><text:span text:style-name="T3">.</text:span></text:p>
      <text:h text:style-name="Heading_20_2" text:outline-level="2"><text:line-break/>DOMReady()</text:h>
      <text:p text:style-name="P10">From any file, just call the DOMReady method with desired functions and they will be executed as soon as the DOM has loaded.</text:p>
      <text:p text:style-name="P18">Parameters</text:p>
      <text:p text:style-name="P11">Send in any number of function references, anonymous functions or strings with function names and parentheses.</text:p>
      <text:p text:style-name="P18">Return value</text:p>
      <text:p text:style-name="P11">None.</text:p>
      <text:p text:style-name="P18">Example calls</text:p>
      <text:p text:style-name="P12">DOMAssistant.DOMReady(myFunc);</text:p>
      <text:p text:style-name="P12">DOMAssistant.DOMReady("myFunc('Some text')");</text:p>
      <text:p text:style-name="P12">DOMAssistant.DOMReady(myFunc, "anotherFunction()");</text:p>
      <text:p text:style-name="P12">DOMAssistant.DOMReady(myFunc, function(){ // Perform some magic });</text:p>
      <text:h text:style-name="Heading_20_2" text:outline-level="2">setErrorHandling()</text:h>
      <text:p text:style-name="P10">Offers a possibility to handle errors when the <text:span text:style-name="T11">DOMReady</text:span> method is being called.</text:p>
      <text:p text:style-name="P18">Parameters</text:p>
      <text:p text:style-name="P11">Send in a function reference.</text:p>
      <text:p text:style-name="P18">Return value</text:p>
      <text:p text:style-name="P11">None.</text:p>
      <text:p text:style-name="P18"><text:soft-page-break/>Example calls</text:p>
      <text:p text:style-name="P12"><text:span text:style-name="T7">DOMAssistant.DOMLoad.setErrorHandling(function (e) {<text:line-break/><text:tab/></text:span>// e is the error object passed<text:line-break/><text:span text:style-name="T7">});</text:span></text:p>
      <text:h text:style-name="P24" text:outline-level="1">Supported CSS Selectors (CSS 1, CSS 2, CSS 3)</text:h>
      <text:p text:style-name="P10">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0">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4">Implemented CSS selectors<text:line-break/><text:line-break/></text:span><text:span text:style-name="T4"><text:line-break/>#container</text:span></text:p>
      <text:p text:style-name="P17"><text:s text:c="4"/>Get an element with the id "container".</text:p>
      <text:p text:style-name="P17">.item</text:p>
      <text:p text:style-name="P17"><text:s text:c="4"/>Get all elements with the class name "item".</text:p>
      <text:p text:style-name="P17">#container.item</text:p>
      <text:p text:style-name="P17"><text:s text:c="4"/>Get an element with the id "container", if it also has the class name "item".</text:p>
      <text:p text:style-name="P17">p.info.error</text:p>
      <text:p text:style-name="P17"><text:s text:c="4"/>Get all P elements with both a class name consisting of both "info" and "item".</text:p>
      <text:p text:style-name="P17">div p</text:p>
      <text:p text:style-name="P17"><text:s text:c="4"/>Get all P elements which are descendants of any DIV element.</text:p>
      <text:p text:style-name="P17"><text:soft-page-break/>div &gt; p</text:p>
      <text:p text:style-name="P17"><text:s text:c="4"/>Get all P elements which are direct descendants of any DIV element.</text:p>
      <text:p text:style-name="P17">div + p</text:p>
      <text:p text:style-name="P17"><text:s text:c="4"/>Get all P elements where their immediate previous sibling element is a DIV element.</text:p>
      <text:p text:style-name="P17">div ~ p</text:p>
      <text:p text:style-name="P17"><text:s text:c="4"/>Get all P elements which are following siblings to a DIV element (not necessarily immediate siblings).</text:p>
      <text:p text:style-name="P17">div[id]</text:p>
      <text:p text:style-name="P17"><text:s text:c="4"/>Get any DIV element which has an ID attribute.</text:p>
      <text:p text:style-name="P17">div[id=container]</text:p>
      <text:p text:style-name="P17"><text:s text:c="4"/>Get any DIV element which has an ID attribute with the value of "container".</text:p>
      <text:p text:style-name="P17">input[type=text][value=Yes]</text:p>
      <text:p text:style-name="P17"><text:s text:c="4"/>Get any INPUT element which has a TYPE attribute with the value of "text" and a VALUE attribute which is ="Yes".</text:p>
      <text:p text:style-name="P17">div[id^=empt]</text:p>
      <text:p text:style-name="P17"><text:s text:c="4"/>Get any DIV element where the ID attribute value begins with "empt".</text:p>
      <text:p text:style-name="P17">div[id$=parent]</text:p>
      <text:p text:style-name="P17"><text:s text:c="4"/>Get any DIV element where the ID attribute value ends with "parent".</text:p>
      <text:p text:style-name="P17">div[id*=mpt]</text:p>
      <text:p text:style-name="P17"><text:s text:c="4"/>Get any DIV element where the ID attribute value contains the text "mpt".</text:p>
      <text:p text:style-name="P17">div[foo~=bar]</text:p>
      <text:p text:style-name="P17"><text:s text:c="4"/>Get any DIV element where the foo attribute is a list of space-separated values, one of which is exactly equal to "bar".</text:p>
      <text:p text:style-name="P17"><text:soft-page-break/>div[lang|=en]</text:p>
      <text:p text:style-name="P17"><text:s text:c="4"/>Get any DIV element where the lang attribute has a hyphen-separated list of values beginning (from the left) with "en".</text:p>
      <text:p text:style-name="P17">div:first-child</text:p>
      <text:p text:style-name="P17"><text:s text:c="4"/>Get any DIV element which is the first child of its parent element.</text:p>
      <text:p text:style-name="P17">div:last-child</text:p>
      <text:p text:style-name="P17"><text:s text:c="4"/>Get any DIV element which is the last child of its parent.</text:p>
      <text:p text:style-name="P17">div:only-child</text:p>
      <text:p text:style-name="P17"><text:s text:c="4"/>Get any DIV element which is the only child of its parent.</text:p>
      <text:p text:style-name="P17">div#container p:first-of-type</text:p>
      <text:p text:style-name="P17"><text:s text:c="4"/>Get the P element which is the first P element child of a DIV element with an ID attribute with the value "container".</text:p>
      <text:p text:style-name="P17">p:last-of-type</text:p>
      <text:p text:style-name="P17"><text:s text:c="4"/>Get the P element which is the last P element child of its parent element.</text:p>
      <text:p text:style-name="P17">p:only-of-type</text:p>
      <text:p text:style-name="P17"><text:s text:c="4"/>Get any P element which is the only P element child of its parent element.</text:p>
      <text:p text:style-name="P17">p:nth-of-type(7)</text:p>
      <text:p text:style-name="P17"><text:s text:c="4"/>Get the P element which is the 7th P element child of its parent element.</text:p>
      <text:p text:style-name="P17">div#container p:nth-last-of-type()</text:p>
      <text:p text:style-name="P17"><text:s text:c="4"/>Get the last P element amongst all the P elements that are children to a DIV element with the <text:s/>id of “container”.</text:p>
      <text:p text:style-name="P17">div:empty</text:p>
      <text:p text:style-name="P17"><text:s text:c="4"/>Get any DIV element which is completely empty (including text nodes).</text:p>
      <text:p text:style-name="P17"><text:soft-page-break/>div:not([id=container])</text:p>
      <text:p text:style-name="P17"><text:s text:c="4"/>Get any DIV element where its ID attribute is not "container".</text:p>
      <text:p text:style-name="P17">div:nth-child(3)</text:p>
      <text:p text:style-name="P17"><text:s text:c="4"/>Get any DIV element which is the third child element of its parent element.</text:p>
      <text:p text:style-name="P17">div:nth-child(odd)</text:p>
      <text:p text:style-name="P17"><text:s text:c="4"/>Get every odd DIV child element of its parent element.</text:p>
      <text:p text:style-name="P17">div:nth-child(even)</text:p>
      <text:p text:style-name="P17"><text:s text:c="4"/>Get every even DIV child element of its parent element.</text:p>
      <text:p text:style-name="P17">div:nth-child(5n+3)</text:p>
      <text:p text:style-name="P17"><text:s text:c="4"/>Get every 5th DIV child element of its parent element, starting at 3, then 8, 13, 18 etc.</text:p>
      <text:p text:style-name="P17">input:enabled</text:p>
      <text:p text:style-name="P17"><text:s text:c="4"/>Get any INPUT element which is enabled.</text:p>
      <text:p text:style-name="P17">input:disabled</text:p>
      <text:p text:style-name="P17"><text:s text:c="4"/>Get any INPUT element which is disabled.</text:p>
      <text:p text:style-name="P17">input:checked</text:p>
      <text:p text:style-name="P17"><text:s text:c="4"/>Get any INPUT element which is checked.</text:p>
      <text:p text:style-name="P17">div:lang(zh)</text:p>
      <text:p text:style-name="P17"><text:s text:c="4"/>Get any DIV element which is in Chinese.</text:p>
      <text:p text:style-name="P17">p, a</text:p>
      <text:p text:style-name="P17"><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2-18T22:26:45</meta:creation-date>
    <dc:creator>ChengHong Lim</dc:creator>
    <dc:date>2008-03-30T10:01:51</dc:date>
    <meta:editing-cycles>82</meta:editing-cycles>
    <meta:editing-duration>PT4H14M44S</meta:editing-duration>
    <meta:user-defined meta:name="Info 1"/>
    <meta:user-defined meta:name="Info 2"/>
    <meta:user-defined meta:name="Info 3"/>
    <meta:user-defined meta:name="Info 4"/>
    <meta:document-statistic meta:table-count="0" meta:image-count="1" meta:object-count="0" meta:page-count="25" meta:paragraph-count="473" meta:word-count="3113" meta:character-count="20079"/>
  </office:meta>
</office:document-meta>
</file>